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ec6" officeooo:paragraph-rsid="0013fe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zę LG i NERO I ASUS <text:s/>o PRZEKIEROWANIE,ZAŁĄCZENIE <text:s/>nowych FUNKCJI ustawień fabrycznych LG KINA DOMOWEGO DVD/CD RECEIVER LH-T6240D i nagrywarki LG HDD/DVD RECORDER RH7500.Please LG and Nero and ASUS with REDIRECTION, ON FUNCTION new default settings LG CINEMA DVD / CD RECEIVER LH-T6240D and recorder LG HDD / DVD RECORDER RH75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1:21:09.916570498</meta:creation-date>
    <dc:date>2016-06-09T11:22:45.393018535</dc:date>
    <meta:editing-duration>PT1M36S</meta:editing-duration>
    <meta:editing-cycles>1</meta:editing-cycles>
    <meta:document-statistic meta:table-count="0" meta:image-count="0" meta:object-count="0" meta:page-count="1" meta:paragraph-count="1" meta:word-count="51" meta:character-count="332" meta:non-whitespace-character-count="280"/>
    <meta:generator>LibreOffice/5.1.3.2$Linux_X86_64 LibreOffice_project/10m0$Build-2</meta:generator>
  </office:meta>
</office:document-meta>
</file>